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5.83cm"/>
    </style:style>
    <style:style style:name="co7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 style:font-name-asian="DejaVu Sans" style:font-name-complex="Lucidasans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proc</text:p>
          </table:table-cell>
          <table:table-cell table:number-columns-repeated="2"/>
          <table:table-cell office:value-type="string">
            <text:p>start obliczeń</text:p>
          </table:table-cell>
          <table:table-cell office:value-type="string">
            <text:p>start komunikacji</text:p>
          </table:table-cell>
          <table:table-cell office:value-type="string">
            <text:p>Koniec 1. przesłania</text:p>
          </table:table-cell>
          <table:table-cell office:value-type="string">
            <text:p>Koniec 2. przeslania</text:p>
          </table:table-cell>
          <table:table-cell office:value-type="string">
            <text:p>Koniec 2. komunikacji 1 przeslania</text:p>
          </table:table-cell>
          <table:table-cell office:value-type="string">
            <text:p>Koniec 2. kom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4233">
            <text:p>4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I3]" office:value-type="float" office:value="0">
            <text:p>0</text:p>
          </table:table-cell>
          <table:table-cell table:formula="oooc:=[.H4]+[.A4]+[.B4]*[.E8]" office:value-type="float" office:value="6868.9">
            <text:p>6868,9</text:p>
          </table:table-cell>
          <table:table-cell table:formula="oooc:=[.I4]+[.A4]+[.B4]*([.C8]-[.E8])" office:value-type="float" office:value="10147.3">
            <text:p>10147,3</text:p>
          </table:table-cell>
          <table:table-cell table:formula="oooc:=[.H4]+[.A4]+[.B4]*[.E5]" office:value-type="float" office:value="6868.9">
            <text:p>6868,9</text:p>
          </table:table-cell>
          <table:table-cell table:formula="oooc:=[.K4]+[.A4]+[.B4]*([.C5]-[.E5])" office:value-type="float" office:value="10392.4">
            <text:p>10392,4</text:p>
          </table:table-cell>
          <table:table-cell table:formula="oooc:=[.H4]+[.A10]*[.E4]" office:value-type="float" office:value="27937.8">
            <text:p>27937,8</text:p>
          </table:table-cell>
        </table:table-row>
        <table:table-row table:style-name="ro1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5:.E7])" office:value-type="float" office:value="2412">
            <text:p>2412</text:p>
          </table:table-cell>
          <table:table-cell office:value-type="string">
            <text:p>l2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table:formula="oooc:=[.K4]" office:value-type="float" office:value="6868.9">
            <text:p>6868,9</text:p>
          </table:table-cell>
          <table:table-cell table:formula="oooc:=[.L4]" office:value-type="float" office:value="10392.4">
            <text:p>10392,4</text:p>
          </table:table-cell>
          <table:table-cell table:formula="oooc:=[.H5]+[.A4]+[.B4]*[.E6]" office:value-type="float" office:value="12858.1">
            <text:p>12858,1</text:p>
          </table:table-cell>
          <table:table-cell table:style-name="ce1" table:formula="oooc:=[.I5]+[.A4]+[.B4]*([.C6]-[.E6])" office:value-type="float" office:value="13926.3">
            <text:p>13926,3</text:p>
          </table:table-cell>
          <table:table-cell table:number-columns-repeated="2" office:value-type="float" office:value="0">
            <text:p>0</text:p>
          </table:table-cell>
          <table:table-cell table:formula="oooc:=[.K4]+[.A10]*[.E5]*2" office:value-type="float" office:value="27922.9">
            <text:p>27922,9</text:p>
          </table:table-cell>
        </table:table-row>
        <table:table-row table:style-name="ro1">
          <table:table-cell table:number-columns-repeated="2"/>
          <table:table-cell table:formula="oooc:=SUM([.E6:.E7])" office:value-type="float" office:value="817">
            <text:p>817</text:p>
          </table:table-cell>
          <table:table-cell office:value-type="string">
            <text:p>l3</text:p>
          </table:table-cell>
          <table:table-cell office:value-type="float" office:value="571">
            <text:p>571</text:p>
          </table:table-cell>
          <table:table-cell office:value-type="float" office:value="3">
            <text:p>3</text:p>
          </table:table-cell>
          <table:table-cell table:formula="oooc:=[.I5]" office:value-type="float" office:value="12858.1">
            <text:p>12858,1</text:p>
          </table:table-cell>
          <table:table-cell table:formula="oooc:=[.J5]" office:value-type="float" office:value="13926.3">
            <text:p>13926,3</text:p>
          </table:table-cell>
          <table:table-cell table:formula="oooc:=[.H6]+[.A4]+[.B5]*[.C7]" office:value-type="float" office:value="14490.2">
            <text:p>14490,2</text:p>
          </table:table-cell>
          <table:table-cell table:number-columns-repeated="3" office:value-type="float" office:value="0">
            <text:p>0</text:p>
          </table:table-cell>
          <table:table-cell table:formula="oooc:=[.I5]+[.A10]*[.E6]*4" office:value-type="float" office:value="27932.5">
            <text:p>27932,5</text:p>
          </table:table-cell>
        </table:table-row>
        <table:table-row table:style-name="ro1">
          <table:table-cell table:number-columns-repeated="2"/>
          <table:table-cell table:formula="oooc:=SUM([.E7])" office:value-type="float" office:value="246">
            <text:p>246</text:p>
          </table:table-cell>
          <table:table-cell office:value-type="string">
            <text:p>l4</text:p>
          </table:table-cell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table:formula="oooc:=[.I6]" office:value-type="float" office:value="14490.2">
            <text:p>14490,2</text:p>
          </table:table-cell>
          <table:table-cell table:formula="oooc:=[.I6]" office:value-type="float" office:value="14490.2">
            <text:p>14490,2</text:p>
          </table:table-cell>
          <table:table-cell table:formula="oooc:=[.H7]" office:value-type="float" office:value="14490.2">
            <text:p>14490,2</text:p>
          </table:table-cell>
          <table:table-cell table:number-columns-repeated="3" office:value-type="float" office:value="0">
            <text:p>0</text:p>
          </table:table-cell>
          <table:table-cell table:formula="oooc:=[.H7]+[.A11]*[.E7]*8" office:value-type="float" office:value="27931.64">
            <text:p>27931,64</text:p>
          </table:table-cell>
        </table:table-row>
        <table:table-row table:style-name="ro1">
          <table:table-cell table:number-columns-repeated="2"/>
          <table:table-cell table:formula="oooc:=SUM([.E8:.E10])" office:value-type="float" office:value="2355">
            <text:p>2355</text:p>
          </table:table-cell>
          <table:table-cell office:value-type="string">
            <text:p>l5</text:p>
          </table:table-cell>
          <table:table-cell office:value-type="float" office:value="1595">
            <text:p>1595</text:p>
          </table:table-cell>
          <table:table-cell office:value-type="float" office:value="5">
            <text:p>5</text:p>
          </table:table-cell>
          <table:table-cell table:formula="oooc:=[.I4]" office:value-type="float" office:value="6868.9">
            <text:p>6868,9</text:p>
          </table:table-cell>
          <table:table-cell table:formula="oooc:=[.J4]" office:value-type="float" office:value="10147.3">
            <text:p>10147,3</text:p>
          </table:table-cell>
          <table:table-cell table:formula="oooc:=[.H8]+[.A4]+[.B5]*[.E9]" office:value-type="float" office:value="11507.7">
            <text:p>11507,7</text:p>
          </table:table-cell>
          <table:table-cell table:formula="oooc:=[.I8]+[.A4]+[.B5]*([.C9]-[.E9])" office:value-type="float" office:value="11878.1">
            <text:p>11878,1</text:p>
          </table:table-cell>
          <table:table-cell table:number-columns-repeated="2" office:value-type="float" office:value="0">
            <text:p>0</text:p>
          </table:table-cell>
          <table:table-cell table:formula="oooc:=[.I4]+[.A10]*[.E8]*2" office:value-type="float" office:value="27922.9">
            <text:p>27922,9</text:p>
          </table:table-cell>
        </table:table-row>
        <table:table-row table:style-name="ro1">
          <table:table-cell office:value-type="string">
            <text:p>obliczenia</text:p>
          </table:table-cell>
          <table:table-cell/>
          <table:table-cell table:formula="oooc:=SUM([.E9:.E10])" office:value-type="float" office:value="760">
            <text:p>760</text:p>
          </table:table-cell>
          <table:table-cell office:value-type="string">
            <text:p>l6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table:formula="oooc:=[.I8]" office:value-type="float" office:value="11507.7">
            <text:p>11507,7</text:p>
          </table:table-cell>
          <table:table-cell table:formula="oooc:=[.J8]" office:value-type="float" office:value="11878.1">
            <text:p>11878,1</text:p>
          </table:table-cell>
          <table:table-cell table:formula="oooc:=[.H9]+[.A5]+[.B5]*[.C10]" office:value-type="float" office:value="12249.04">
            <text:p>12249,04</text:p>
          </table:table-cell>
          <table:table-cell table:number-columns-repeated="3" office:value-type="float" office:value="0">
            <text:p>0</text:p>
          </table:table-cell>
          <table:table-cell table:formula="oooc:=[.I8]+[.E9]*[.A11]*4" office:value-type="float" office:value="27899.7">
            <text:p>27899,7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/>
          <table:table-cell table:formula="oooc:=[.E10]" office:value-type="float" office:value="160">
            <text:p>160</text:p>
          </table:table-cell>
          <table:table-cell office:value-type="string">
            <text:p>l7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table:formula="oooc:=[.I9]" office:value-type="float" office:value="12249.04">
            <text:p>12249,04</text:p>
          </table:table-cell>
          <table:table-cell table:formula="oooc:=[.I9]" office:value-type="float" office:value="12249.04">
            <text:p>12249,04</text:p>
          </table:table-cell>
          <table:table-cell table:formula="oooc:=[.H10]" office:value-type="float" office:value="12249.04">
            <text:p>12249,04</text:p>
          </table:table-cell>
          <table:table-cell table:number-columns-repeated="3" office:value-type="float" office:value="0">
            <text:p>0</text:p>
          </table:table-cell>
          <table:table-cell table:formula="oooc:=[.H10]+[.E10]*[.A11]*8" office:value-type="float" office:value="20991.44">
            <text:p>20991,44</text:p>
          </table:table-cell>
        </table:table-row>
        <table:table-row table:style-name="ro1">
          <table:table-cell office:value-type="float" office:value="6.83">
            <text:p>6,83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proc</text:p>
          </table:table-cell>
          <table:table-cell table:number-columns-repeated="2"/>
          <table:table-cell office:value-type="string">
            <text:p>start obliczeń</text:p>
          </table:table-cell>
          <table:table-cell office:value-type="string">
            <text:p>start komunikacji</text:p>
          </table:table-cell>
          <table:table-cell office:value-type="string">
            <text:p>Koniec 1. przesłania</text:p>
          </table:table-cell>
          <table:table-cell office:value-type="string">
            <text:p>Koniec 2. przeslania</text:p>
          </table:table-cell>
          <table:table-cell office:value-type="string">
            <text:p>Koniec 2. komunikacji 1 przeslania</text:p>
          </table:table-cell>
          <table:table-cell office:value-type="string">
            <text:p>Koniec 2. kom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4214">
            <text:p>42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I19]" office:value-type="float" office:value="0">
            <text:p>0</text:p>
          </table:table-cell>
          <table:table-cell table:formula="oooc:=[.H20]+[.A20]+[.B20]*[.E24]" office:value-type="float" office:value="6838.8">
            <text:p>6838,8</text:p>
          </table:table-cell>
          <table:table-cell table:formula="oooc:=[.I20]+[.A20]+[.B20]*([.C24]-[.E24])" office:value-type="float" office:value="10104.3">
            <text:p>10104,3</text:p>
          </table:table-cell>
          <table:table-cell table:formula="oooc:=[.H20]+[.A20]+[.B20]*[.E21]" office:value-type="float" office:value="6838.8">
            <text:p>6838,8</text:p>
          </table:table-cell>
          <table:table-cell table:formula="oooc:=[.K20]+[.A20]+[.B20]*([.C21]-[.E21])" office:value-type="float" office:value="10517.1">
            <text:p>10517,1</text:p>
          </table:table-cell>
          <table:table-cell table:formula="oooc:=[.H20]+[.A26]*[.E20]" office:value-type="float" office:value="27812.4">
            <text:p>27812,4</text:p>
          </table:table-cell>
        </table:table-row>
        <table:table-row table:style-name="ro1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21:.E23])" office:value-type="float" office:value="2441">
            <text:p>2441</text:p>
          </table:table-cell>
          <table:table-cell office:value-type="string">
            <text:p>l2</text:p>
          </table:table-cell>
          <table:table-cell office:value-type="float" office:value="1588">
            <text:p>1588</text:p>
          </table:table-cell>
          <table:table-cell office:value-type="float" office:value="2">
            <text:p>2</text:p>
          </table:table-cell>
          <table:table-cell table:formula="oooc:=[.K20]" office:value-type="float" office:value="6838.8">
            <text:p>6838,8</text:p>
          </table:table-cell>
          <table:table-cell table:formula="oooc:=[.L20]" office:value-type="float" office:value="10517.1">
            <text:p>10517,1</text:p>
          </table:table-cell>
          <table:table-cell table:formula="oooc:=[.H21]+[.A20]+[.B21]*[.E22]" office:value-type="float" office:value="11841.5">
            <text:p>11841,5</text:p>
          </table:table-cell>
          <table:table-cell table:style-name="ce1" table:formula="oooc:=[.I21]+[.A20]+[.B21]*([.C22]-[.E22])" office:value-type="float" office:value="12457.15">
            <text:p>12457,15</text:p>
          </table:table-cell>
          <table:table-cell table:number-columns-repeated="2" office:value-type="float" office:value="0">
            <text:p>0</text:p>
          </table:table-cell>
          <table:table-cell table:formula="oooc:=[.K20]+[.A26]*[.E21]*2" office:value-type="float" office:value="27800.4">
            <text:p>27800,4</text:p>
          </table:table-cell>
        </table:table-row>
        <table:table-row table:style-name="ro1">
          <table:table-cell table:number-columns-repeated="2"/>
          <table:table-cell table:formula="oooc:=SUM([.E22:.E23])" office:value-type="float" office:value="853">
            <text:p>853</text:p>
          </table:table-cell>
          <table:table-cell office:value-type="string">
            <text:p>l3</text:p>
          </table:table-cell>
          <table:table-cell office:value-type="float" office:value="584">
            <text:p>584</text:p>
          </table:table-cell>
          <table:table-cell office:value-type="float" office:value="3">
            <text:p>3</text:p>
          </table:table-cell>
          <table:table-cell table:formula="oooc:=[.I21]" office:value-type="float" office:value="11841.5">
            <text:p>11841,5</text:p>
          </table:table-cell>
          <table:table-cell table:formula="oooc:=[.J21]" office:value-type="float" office:value="12457.15">
            <text:p>12457,15</text:p>
          </table:table-cell>
          <table:table-cell table:formula="oooc:=[.H22]+[.A21]+[.B21]*[.C23]" office:value-type="float" office:value="13073.34">
            <text:p>13073,34</text:p>
          </table:table-cell>
          <table:table-cell table:number-columns-repeated="3" office:value-type="float" office:value="0">
            <text:p>0</text:p>
          </table:table-cell>
          <table:table-cell table:formula="oooc:=[.I21]+[.A27]*[.E22]*4" office:value-type="float" office:value="27796.38">
            <text:p>27796,38</text:p>
          </table:table-cell>
        </table:table-row>
        <table:table-row table:style-name="ro1">
          <table:table-cell table:number-columns-repeated="2"/>
          <table:table-cell table:formula="oooc:=SUM([.E23])" office:value-type="float" office:value="269">
            <text:p>269</text:p>
          </table:table-cell>
          <table:table-cell office:value-type="string">
            <text:p>l4</text:p>
          </table:table-cell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table:formula="oooc:=[.I22]" office:value-type="float" office:value="13073.34">
            <text:p>13073,34</text:p>
          </table:table-cell>
          <table:table-cell table:formula="oooc:=[.I22]" office:value-type="float" office:value="13073.34">
            <text:p>13073,34</text:p>
          </table:table-cell>
          <table:table-cell table:formula="oooc:=[.H23]" office:value-type="float" office:value="13073.34">
            <text:p>13073,34</text:p>
          </table:table-cell>
          <table:table-cell table:number-columns-repeated="3" office:value-type="float" office:value="0">
            <text:p>0</text:p>
          </table:table-cell>
          <table:table-cell table:formula="oooc:=[.H23]+[.A27]*[.E23]*8" office:value-type="float" office:value="27771.5">
            <text:p>27771,5</text:p>
          </table:table-cell>
        </table:table-row>
        <table:table-row table:style-name="ro1">
          <table:table-cell table:number-columns-repeated="2"/>
          <table:table-cell table:formula="oooc:=SUM([.E24:.E26])" office:value-type="float" office:value="2345">
            <text:p>2345</text:p>
          </table:table-cell>
          <table:table-cell office:value-type="string">
            <text:p>l5</text:p>
          </table:table-cell>
          <table:table-cell office:value-type="float" office:value="1588">
            <text:p>1588</text:p>
          </table:table-cell>
          <table:table-cell office:value-type="float" office:value="5">
            <text:p>5</text:p>
          </table:table-cell>
          <table:table-cell table:formula="oooc:=[.I20]" office:value-type="float" office:value="6838.8">
            <text:p>6838,8</text:p>
          </table:table-cell>
          <table:table-cell table:formula="oooc:=[.J20]" office:value-type="float" office:value="10104.3">
            <text:p>10104,3</text:p>
          </table:table-cell>
          <table:table-cell table:formula="oooc:=[.H24]+[.A20]+[.B21]*[.E25]" office:value-type="float" office:value="11460.2">
            <text:p>11460,2</text:p>
          </table:table-cell>
          <table:table-cell table:formula="oooc:=[.I24]+[.A20]+[.B21]*([.C25]-[.E25])" office:value-type="float" office:value="11828.35">
            <text:p>11828,35</text:p>
          </table:table-cell>
          <table:table-cell table:number-columns-repeated="2" office:value-type="float" office:value="0">
            <text:p>0</text:p>
          </table:table-cell>
          <table:table-cell table:formula="oooc:=[.I20]+[.A26]*[.E24]*2" office:value-type="float" office:value="27800.4">
            <text:p>27800,4</text:p>
          </table:table-cell>
        </table:table-row>
        <table:table-row table:style-name="ro1">
          <table:table-cell office:value-type="string">
            <text:p>obliczenia</text:p>
          </table:table-cell>
          <table:table-cell/>
          <table:table-cell table:formula="oooc:=SUM([.E25:.E26])" office:value-type="float" office:value="757">
            <text:p>757</text:p>
          </table:table-cell>
          <table:table-cell office:value-type="string">
            <text:p>l6</text:p>
          </table:table-cell>
          <table:table-cell office:value-type="float" office:value="598">
            <text:p>598</text:p>
          </table:table-cell>
          <table:table-cell office:value-type="float" office:value="6">
            <text:p>6</text:p>
          </table:table-cell>
          <table:table-cell table:formula="oooc:=[.I24]" office:value-type="float" office:value="11460.2">
            <text:p>11460,2</text:p>
          </table:table-cell>
          <table:table-cell table:formula="oooc:=[.J24]" office:value-type="float" office:value="11828.35">
            <text:p>11828,35</text:p>
          </table:table-cell>
          <table:table-cell table:formula="oooc:=[.H25]+[.A21]+[.B21]*[.C26]" office:value-type="float" office:value="12197.04">
            <text:p>12197,04</text:p>
          </table:table-cell>
          <table:table-cell table:number-columns-repeated="3" office:value-type="float" office:value="0">
            <text:p>0</text:p>
          </table:table-cell>
          <table:table-cell table:formula="oooc:=[.I24]+[.E25]*[.A27]*4" office:value-type="float" office:value="27797.56">
            <text:p>27797,56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/>
          <table:table-cell table:formula="oooc:=[.E26]" office:value-type="float" office:value="159">
            <text:p>159</text:p>
          </table:table-cell>
          <table:table-cell office:value-type="string">
            <text:p>l7</text:p>
          </table:table-cell>
          <table:table-cell office:value-type="float" office:value="159">
            <text:p>159</text:p>
          </table:table-cell>
          <table:table-cell office:value-type="float" office:value="7">
            <text:p>7</text:p>
          </table:table-cell>
          <table:table-cell table:formula="oooc:=[.I25]" office:value-type="float" office:value="12197.04">
            <text:p>12197,04</text:p>
          </table:table-cell>
          <table:table-cell table:formula="oooc:=[.I25]" office:value-type="float" office:value="12197.04">
            <text:p>12197,04</text:p>
          </table:table-cell>
          <table:table-cell table:formula="oooc:=[.H26]" office:value-type="float" office:value="12197.04">
            <text:p>12197,04</text:p>
          </table:table-cell>
          <table:table-cell table:number-columns-repeated="3" office:value-type="float" office:value="0">
            <text:p>0</text:p>
          </table:table-cell>
          <table:table-cell table:formula="oooc:=[.H26]+[.E26]*[.A27]*8" office:value-type="float" office:value="20884.8">
            <text:p>20884,8</text:p>
          </table:table-cell>
        </table:table-row>
        <table:table-row table:style-name="ro1">
          <table:table-cell office:value-type="float" office:value="6.83">
            <text:p>6,83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27812.4</text:p>
          </table:table-cell>
          <table:table-cell table:number-columns-repeated="8"/>
        </table:table-row>
      </table:table>
      <table:table table:name="Arkusz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6868.9">
            <text:p>6868,9</text:p>
          </table:table-cell>
          <table:table-cell office:value-type="float" office:value="10147.3">
            <text:p>10147,3</text:p>
          </table:table-cell>
          <table:table-cell office:value-type="float" office:value="27937.8">
            <text:p>27937,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6868.9">
            <text:p>6868,9</text:p>
          </table:table-cell>
          <table:table-cell office:value-type="float" office:value="10392.4">
            <text:p>10392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868.9">
            <text:p>6868,9</text:p>
          </table:table-cell>
          <table:table-cell office:value-type="float" office:value="10392.4">
            <text:p>10392,4</text:p>
          </table:table-cell>
          <table:table-cell office:value-type="float" office:value="12858.1">
            <text:p>12858,1</text:p>
          </table:table-cell>
          <table:table-cell table:style-name="ce1" office:value-type="float" office:value="13926.3">
            <text:p>13926,3</text:p>
          </table:table-cell>
          <table:table-cell office:value-type="float" office:value="27922.9">
            <text:p>27922,9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858.1">
            <text:p>12858,1</text:p>
          </table:table-cell>
          <table:table-cell office:value-type="float" office:value="13926.3">
            <text:p>13926,3</text:p>
          </table:table-cell>
          <table:table-cell office:value-type="float" office:value="14490.2">
            <text:p>14490,2</text:p>
          </table:table-cell>
          <table:table-cell/>
          <table:table-cell office:value-type="float" office:value="27932.5">
            <text:p>27932,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4490.2">
            <text:p>14490,2</text:p>
          </table:table-cell>
          <table:table-cell table:number-columns-repeated="3"/>
          <table:table-cell office:value-type="float" office:value="27931.64">
            <text:p>27931,6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868.9">
            <text:p>6868,9</text:p>
          </table:table-cell>
          <table:table-cell office:value-type="float" office:value="10147.3">
            <text:p>10147,3</text:p>
          </table:table-cell>
          <table:table-cell office:value-type="float" office:value="11507.7">
            <text:p>11507,7</text:p>
          </table:table-cell>
          <table:table-cell office:value-type="float" office:value="11878.1">
            <text:p>11878,1</text:p>
          </table:table-cell>
          <table:table-cell office:value-type="float" office:value="27922.9">
            <text:p>27922,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507.7">
            <text:p>11507,7</text:p>
          </table:table-cell>
          <table:table-cell office:value-type="float" office:value="11878.1">
            <text:p>11878,1</text:p>
          </table:table-cell>
          <table:table-cell office:value-type="float" office:value="12249.04">
            <text:p>12249,04</text:p>
          </table:table-cell>
          <table:table-cell/>
          <table:table-cell office:value-type="float" office:value="27899.7">
            <text:p>27899,7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2249.04">
            <text:p>12249,04</text:p>
          </table:table-cell>
          <table:table-cell table:number-columns-repeated="3"/>
          <table:table-cell office:value-type="float" office:value="20991.44">
            <text:p>20991,44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odebranie1</text:p>
          </table:table-cell>
          <table:table-cell office:value-type="string">
            <text:p>odebranie2</text:p>
          </table:table-cell>
          <table:table-cell office:value-type="string">
            <text:p>wyslanie1</text:p>
          </table:table-cell>
          <table:table-cell office:value-type="string">
            <text:p>wyslanie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838.8">
            <text:p>6838,8</text:p>
          </table:table-cell>
          <table:table-cell office:value-type="float" office:value="10104.3">
            <text:p>10104,3</text:p>
          </table:table-cell>
          <table:table-cell office:value-type="float" office:value="27812.4">
            <text:p>27812,4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838.8">
            <text:p>6838,8</text:p>
          </table:table-cell>
          <table:table-cell office:value-type="float" office:value="10517.1">
            <text:p>10517,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838.8">
            <text:p>6838,8</text:p>
          </table:table-cell>
          <table:table-cell office:value-type="float" office:value="10517.1">
            <text:p>10517,1</text:p>
          </table:table-cell>
          <table:table-cell office:value-type="float" office:value="11841.5">
            <text:p>11841,5</text:p>
          </table:table-cell>
          <table:table-cell table:style-name="ce1" office:value-type="float" office:value="12457.15">
            <text:p>12457,15</text:p>
          </table:table-cell>
          <table:table-cell office:value-type="float" office:value="27800.4">
            <text:p>27800,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841.5">
            <text:p>11841,5</text:p>
          </table:table-cell>
          <table:table-cell office:value-type="float" office:value="12457.15">
            <text:p>12457,15</text:p>
          </table:table-cell>
          <table:table-cell office:value-type="float" office:value="13073.34">
            <text:p>13073,34</text:p>
          </table:table-cell>
          <table:table-cell office:value-type="float" office:value="0">
            <text:p>0</text:p>
          </table:table-cell>
          <table:table-cell office:value-type="float" office:value="27796.38">
            <text:p>27796,3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073.34">
            <text:p>13073,34</text:p>
          </table:table-cell>
          <table:table-cell table:number-columns-repeated="3" office:value-type="float" office:value="0">
            <text:p>0</text:p>
          </table:table-cell>
          <table:table-cell office:value-type="float" office:value="27771.5">
            <text:p>27771,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838.8">
            <text:p>6838,8</text:p>
          </table:table-cell>
          <table:table-cell office:value-type="float" office:value="10104.3">
            <text:p>10104,3</text:p>
          </table:table-cell>
          <table:table-cell office:value-type="float" office:value="11460.2">
            <text:p>11460,2</text:p>
          </table:table-cell>
          <table:table-cell office:value-type="float" office:value="11828.35">
            <text:p>11828,35</text:p>
          </table:table-cell>
          <table:table-cell office:value-type="float" office:value="27800.4">
            <text:p>27800,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460.2">
            <text:p>11460,2</text:p>
          </table:table-cell>
          <table:table-cell office:value-type="float" office:value="11828.35">
            <text:p>11828,35</text:p>
          </table:table-cell>
          <table:table-cell office:value-type="float" office:value="12197.04">
            <text:p>12197,04</text:p>
          </table:table-cell>
          <table:table-cell office:value-type="float" office:value="0">
            <text:p>0</text:p>
          </table:table-cell>
          <table:table-cell office:value-type="float" office:value="27797.56">
            <text:p>27797,5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2197.04">
            <text:p>12197,04</text:p>
          </table:table-cell>
          <table:table-cell table:number-columns-repeated="3" office:value-type="float" office:value="0">
            <text:p>0</text:p>
          </table:table-cell>
          <table:table-cell office:value-type="float" office:value="20884.8">
            <text:p>20884,8</text:p>
          </table:table-cell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06.12.2008</text:date>, <text:time>18:02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zymon Francuzik</meta:initial-creator>
    <meta:creation-date>2008-12-05T23:36:18</meta:creation-date>
    <dc:creator>Sarevok</dc:creator>
    <dc:date>2008-12-06T18:02:36</dc:date>
    <meta:editing-cycles>9</meta:editing-cycles>
    <meta:editing-duration>PT1H26M26S</meta:editing-duration>
    <meta:user-defined meta:name="Info 1"/>
    <meta:user-defined meta:name="Info 2"/>
    <meta:user-defined meta:name="Info 3"/>
    <meta:user-defined meta:name="Info 4"/>
    <meta:document-statistic meta:table-count="3" meta:cell-count="286"/>
  </office:meta>
</office:document-meta>
</file>